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fo:font-weight="normal" officeooo:paragraph-rsid="001c9326" style:font-name="arial" style:font-size-asian="11pt" style:font-size-complex="11pt" style:font-weight-asian="normal" style:font-weight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1pt" fo:font-weight="normal" officeooo:paragraph-rsid="001c9326" style:font-name="arial" style:font-size-asian="11pt" style:font-size-complex="11pt" style:font-weight-asian="normal" style:font-weight-complex="normal" style:text-underline-style="none"/>
    </style:style>
    <style:style style:family="paragraph" style:name="P3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4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officeooo:paragraph-rsid="000d849b" style:font-name="Arial" style:font-size-asian="10.5pt" style:font-size-complex="10.5pt" style:font-weight-asian="normal" style:font-weight-complex="normal"/>
    </style:style>
    <style:style style:family="paragraph" style:name="P5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officeooo:paragraph-rsid="001c9326" style:font-name="Arial" style:font-size-asian="10.5pt" style:font-size-complex="10.5pt" style:font-weight-asian="normal" style:font-weight-complex="normal"/>
    </style:style>
    <style:style style:family="paragraph" style:name="P6" style:parent-style-name="Standard">
      <style:paragraph-properties fo:text-align="end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c9326" style:font-name="Arial" style:font-size-asian="11pt" style:font-size-complex="11pt"/>
    </style:style>
    <style:style style:family="paragraph" style:name="P8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officeooo:paragraph-rsid="000d849b" style:font-name="Arial" style:font-size-asian="10.5pt" style:font-size-complex="10.5pt"/>
    </style:style>
    <style:style style:family="paragraph" style:name="P9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fo:font-weight="normal" officeooo:paragraph-rsid="000d849b" officeooo:rsid="000d849b" style:font-name="Arial" style:font-size-asian="10.5pt" style:font-size-complex="10.5pt" style:font-weight-asian="normal" style:font-weight-complex="normal" style:text-underline-style="none"/>
    </style:style>
    <style:style style:family="paragraph" style:name="P10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fo:font-weight="normal" officeooo:paragraph-rsid="000d849b" style:font-name="Arial" style:font-size-asian="10.5pt" style:font-size-complex="10.5pt" style:font-weight-asian="normal" style:font-weight-complex="normal" style:text-underline-style="none"/>
    </style:style>
    <style:style style:family="paragraph" style:name="P11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fo:font-weight="normal" officeooo:paragraph-rsid="00160855" officeooo:rsid="0014590f" style:font-name="Arial" style:font-size-asian="10.5pt" style:font-size-complex="10.5pt" style:font-weight-asian="normal" style:font-weight-complex="normal" style:text-underline-style="none"/>
    </style:style>
    <style:style style:family="paragraph" style:name="P12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fo:font-weight="normal" officeooo:paragraph-rsid="000d849b" style:font-name="Arial" style:font-size-asian="10.5pt" style:font-size-complex="10.5pt" style:font-weight-asian="normal" style:font-weight-complex="normal"/>
    </style:style>
    <style:style style:family="paragraph" style:name="P13" style:parent-style-name="UrbanBody">
      <style:text-properties fo:font-size="10.5pt" style:font-name="Arial" style:font-size-asian="10.5pt" style:font-size-complex="10.5pt"/>
    </style:style>
    <style:style style:family="paragraph" style:name="P14" style:parent-style-name="UrbanBody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9pt" style:font-name="Arial" style:font-size-asian="9pt" style:font-size-complex="9pt"/>
    </style:style>
    <style:style style:family="paragraph" style:name="P15" style:parent-style-name="UrbanBody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pt" fo:font-weight="normal" officeooo:paragraph-rsid="00107f13" style:font-name="Arial" style:font-size-asian="10pt" style:font-size-complex="10pt" style:font-weight-asian="normal" style:font-weight-complex="normal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c9326" style:font-name="Arial" style:font-size-asian="10pt" style:font-size-complex="10pt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officeooo:rsid="000d849b" style:font-name-complex="Arial" style:font-style-asian="normal" style:font-style-complex="normal"/>
    </style:style>
    <style:style style:family="text" style:name="T5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6">
      <style:text-properties fo:font-weight="normal" style:font-weight-asian="normal" style:font-weight-complex="normal" style:text-underline-style="none"/>
    </style:style>
    <style:style style:family="text" style:name="T7">
      <style:text-properties fo:font-weight="normal" officeooo:rsid="000d849b" style:font-weight-asian="normal" style:font-weight-complex="normal" style:text-underline-style="none"/>
    </style:style>
    <style:style style:family="text" style:name="T8">
      <style:text-properties fo:font-weight="normal" officeooo:rsid="00129035" style:font-weight-asian="normal" style:font-weight-complex="normal" style:text-underline-style="none"/>
    </style:style>
    <style:style style:family="text" style:name="T9">
      <style:text-properties fo:font-weight="normal" officeooo:rsid="001956d3" style:font-weight-asian="normal" style:font-weight-complex="normal" style:text-underline-style="none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font-weight="bold" style:font-weight-asian="bold" style:font-weight-complex="bold"/>
    </style:style>
    <style:style style:family="text" style:name="T12">
      <style:text-properties officeooo:rsid="000d849b"/>
    </style:style>
    <style:style style:family="text" style:name="T13">
      <style:text-properties officeooo:rsid="001033a3"/>
    </style:style>
    <style:style style:family="text" style:name="T14">
      <style:text-properties officeooo:rsid="00163b3e"/>
    </style:style>
    <style:style style:family="text" style:name="T15">
      <style:text-properties officeooo:rsid="00179f4d"/>
    </style:style>
    <style:style style:family="text" style:name="T16">
      <style:text-properties officeooo:rsid="001956d3"/>
    </style:style>
    <style:style style:family="text" style:name="T17">
      <style:text-properties fo:background-color="#ffff00" fo:color="#800000" loext:char-shading-value="0" officeooo:rsid="000d849b"/>
    </style:style>
    <style:style style:family="text" style:name="T1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7"><text:span text:style-name="T20">do text</text:span></text:p><text:p text:style-name="P17"><text:span text:style-name="T20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18"><text:text-input text:description="">tool.getCityName()</text:text-input></text:span></text:span><text:span text:style-name="T19">, le </text:span><text:span text:style-name="T19"><text:text-input text:description="">licence_view.format_date()</text:text-input></text:span></text:p>
            <text:p text:style-name="P1">A l'attention d<text:span text:style-name="T12">e </text:span><text:span text:style-name="T17">XXX</text:span></text:p>
            <text:p text:style-name="P2"><text:span text:style-name="T5">Direct</text:span><text:span text:style-name="T4">eur technique</text:span></text:p>
          </table:table-cell>
        </table:table-row>
      </table:table>
      <text:p text:style-name="P5"/>
      <text:p text:style-name="P14"><text:span text:style-name="T10"/></text:p>
      <text:p text:style-name="P3"/>
      <text:p text:style-name="P13"><office:annotation><dc:creator>Gauthier Bastien</dc:creator><dc:date>2011-02-16T16:12:24</dc:date><text:p text:style-name="P17"><text:span text:style-name="T22">do text if len(self.getApplicants()) &gt; 1</text:span></text:p></office:annotation><text:span text:style-name="T11">Demandeurs :</text:span> <text:text-input text:description="Demandeurs">self.getApplicantsSignaletic()</text:text-input></text:p>
      <text:p text:style-name="P13"><office:annotation><dc:creator>Gauthier Bastien</dc:creator><dc:date>2011-02-16T16:13:21</dc:date><text:p text:style-name="P17"><text:span text:style-name="T21">do text if not len(self.getApplicants()) &gt; 1</text:span></text:p></office:annotation><text:span text:style-name="T11">Demandeur :</text:span> <text:text-input text:description="Demandeurs">self.getApplicantsSignaletic()</text:text-input></text:p>
      <text:p text:style-name="P13"><text:span text:style-name="T11">Objet :</text:span> <text:text-input text:description="Objet des travaux">self.getLicenceSubject()</text:text-input></text:p>
      <text:p text:style-name="P13"><text:span text:style-name="T11">Situation :</text:span> <text:text-input text:description="Situation des travaux">self.getWorkLocationSignaletic()</text:text-input></text:p>
      <text:p text:style-name="P15"><text:span text:style-name="T2">Référence cadastrale :</text:span><text:span text:style-name="T3"> </text:span><text:span text:style-name="T3"><text:text-input text:description="Bien-Parcelles">licence_view.get_parcels()</text:text-input></text:span></text:p>
      <text:p text:style-name="P3"/>
      <text:p text:style-name="P12"/>
      <text:p text:style-name="P8"><text:span text:style-name="T10">En date du </text:span><text:span text:style-name="T6"><text:text-input text:description="Date du récépissé">tool.formatDate(self.getLastDeposit().getEventDate())</text:text-input></text:span><text:span text:style-name="T6">, </text:span><text:span text:style-name="T8">un </text:span><text:span text:style-name="T9">permis d'urbanisme D.IV.22. (sous l'autorité du Fonctionnaire délégué)</text:span><text:span text:style-name="T7">, dont objet sous-rubrique, a été </text:span><text:span text:style-name="T9">transmis</text:span><text:span text:style-name="T7"> au service Urbanisme.</text:span></text:p>
      <text:p text:style-name="P9"/>
      <text:p text:style-name="P9">Conformément au <text:span text:style-name="T13">Code du Développement Territorial</text:span>, nous <text:span text:style-name="T16">devons instruire et le dossier et émettre nos remarques</text:span>.</text:p>
      <text:p text:style-name="P9"/>
      <text:p text:style-name="P11">Conformément à la procédure mise en place, nous <text:span text:style-name="T14">te </text:span>demandons d'encoder dans <text:span text:style-name="T15">U</text:span>rban :</text:p>
      <text:p text:style-name="P11">- <text:s/><text:span text:style-name="T14">dans les 3 jours, </text:span>si tu souhaites émettre un avis <text:span text:style-name="T14">ou non</text:span> ;</text:p>
      <text:p text:style-name="P11">- <text:s/><text:span text:style-name="T14">dans les 15 jours à la réception de ce document,</text:span> de remettre ton avis<text:span text:style-name="T14">.</text:span></text:p>
      <text:p text:style-name="P9"/>
      <text:p text:style-name="P9">Le dossier est donc à ta disposition au service Urbanisme afin de réaliser ton analyse voirie et égouttage.</text:p>
      <text:p text:style-name="P9"/>
      <text:p text:style-name="P9">Nous te remercions pour ton attention.</text:p>
      <text:p text:style-name="P10"/>
      <text:p text:style-name="P4"/>
      <text:p text:style-name="P3"/>
      <text:p text:style-name="P3"/>
      <text:p text:style-name="P3"/>
      <text:p text:style-name="P3"/>
      <text:p text:style-name="P6">Le Service Urbanisme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fo:font-weight="normal" officeooo:paragraph-rsid="001c9326" style:font-name="arial" style:font-size-asian="11pt" style:font-size-complex="11pt" style:font-weight-asian="normal" style:font-weight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1pt" fo:font-weight="normal" officeooo:paragraph-rsid="001c9326" style:font-name="arial" style:font-size-asian="11pt" style:font-size-complex="11pt" style:font-weight-asian="normal" style:font-weight-complex="normal" style:text-underline-style="none"/>
    </style:style>
    <style:style style:family="paragraph" style:name="P3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4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officeooo:paragraph-rsid="000d849b" style:font-name="Arial" style:font-size-asian="10.5pt" style:font-size-complex="10.5pt" style:font-weight-asian="normal" style:font-weight-complex="normal"/>
    </style:style>
    <style:style style:family="paragraph" style:name="P5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officeooo:paragraph-rsid="001c9326" style:font-name="Arial" style:font-size-asian="10.5pt" style:font-size-complex="10.5pt" style:font-weight-asian="normal" style:font-weight-complex="normal"/>
    </style:style>
    <style:style style:family="paragraph" style:name="P6" style:parent-style-name="Standard">
      <style:paragraph-properties fo:text-align="end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c9326" style:font-name="Arial" style:font-size-asian="11pt" style:font-size-complex="11pt"/>
    </style:style>
    <style:style style:family="paragraph" style:name="P8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officeooo:paragraph-rsid="000d849b" style:font-name="Arial" style:font-size-asian="10.5pt" style:font-size-complex="10.5pt"/>
    </style:style>
    <style:style style:family="paragraph" style:name="P9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fo:font-weight="normal" officeooo:paragraph-rsid="000d849b" officeooo:rsid="000d849b" style:font-name="Arial" style:font-size-asian="10.5pt" style:font-size-complex="10.5pt" style:font-weight-asian="normal" style:font-weight-complex="normal" style:text-underline-style="none"/>
    </style:style>
    <style:style style:family="paragraph" style:name="P10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fo:font-weight="normal" officeooo:paragraph-rsid="000d849b" style:font-name="Arial" style:font-size-asian="10.5pt" style:font-size-complex="10.5pt" style:font-weight-asian="normal" style:font-weight-complex="normal" style:text-underline-style="none"/>
    </style:style>
    <style:style style:family="paragraph" style:name="P11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fo:font-weight="normal" officeooo:paragraph-rsid="00160855" officeooo:rsid="0014590f" style:font-name="Arial" style:font-size-asian="10.5pt" style:font-size-complex="10.5pt" style:font-weight-asian="normal" style:font-weight-complex="normal" style:text-underline-style="none"/>
    </style:style>
    <style:style style:family="paragraph" style:name="P12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fo:font-weight="normal" officeooo:paragraph-rsid="000d849b" style:font-name="Arial" style:font-size-asian="10.5pt" style:font-size-complex="10.5pt" style:font-weight-asian="normal" style:font-weight-complex="normal"/>
    </style:style>
    <style:style style:family="paragraph" style:name="P13" style:parent-style-name="UrbanBody">
      <style:text-properties fo:font-size="10.5pt" style:font-name="Arial" style:font-size-asian="10.5pt" style:font-size-complex="10.5pt"/>
    </style:style>
    <style:style style:family="paragraph" style:name="P14" style:parent-style-name="UrbanBody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9pt" style:font-name="Arial" style:font-size-asian="9pt" style:font-size-complex="9pt"/>
    </style:style>
    <style:style style:family="paragraph" style:name="P15" style:parent-style-name="UrbanBody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pt" fo:font-weight="normal" officeooo:paragraph-rsid="00107f13" style:font-name="Arial" style:font-size-asian="10pt" style:font-size-complex="10pt" style:font-weight-asian="normal" style:font-weight-complex="normal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c9326" style:font-name="Arial" style:font-size-asian="10pt" style:font-size-complex="10pt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officeooo:rsid="000d849b" style:font-name-complex="Arial" style:font-style-asian="normal" style:font-style-complex="normal"/>
    </style:style>
    <style:style style:family="text" style:name="T5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6">
      <style:text-properties fo:font-weight="normal" style:font-weight-asian="normal" style:font-weight-complex="normal" style:text-underline-style="none"/>
    </style:style>
    <style:style style:family="text" style:name="T7">
      <style:text-properties fo:font-weight="normal" officeooo:rsid="000d849b" style:font-weight-asian="normal" style:font-weight-complex="normal" style:text-underline-style="none"/>
    </style:style>
    <style:style style:family="text" style:name="T8">
      <style:text-properties fo:font-weight="normal" officeooo:rsid="00129035" style:font-weight-asian="normal" style:font-weight-complex="normal" style:text-underline-style="none"/>
    </style:style>
    <style:style style:family="text" style:name="T9">
      <style:text-properties fo:font-weight="normal" officeooo:rsid="001956d3" style:font-weight-asian="normal" style:font-weight-complex="normal" style:text-underline-style="none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font-weight="bold" style:font-weight-asian="bold" style:font-weight-complex="bold"/>
    </style:style>
    <style:style style:family="text" style:name="T12">
      <style:text-properties officeooo:rsid="000d849b"/>
    </style:style>
    <style:style style:family="text" style:name="T13">
      <style:text-properties officeooo:rsid="001033a3"/>
    </style:style>
    <style:style style:family="text" style:name="T14">
      <style:text-properties officeooo:rsid="00163b3e"/>
    </style:style>
    <style:style style:family="text" style:name="T15">
      <style:text-properties officeooo:rsid="00179f4d"/>
    </style:style>
    <style:style style:family="text" style:name="T16">
      <style:text-properties officeooo:rsid="001956d3"/>
    </style:style>
    <style:style style:family="text" style:name="T17">
      <style:text-properties fo:background-color="#ffff00" fo:color="#800000" loext:char-shading-value="0" officeooo:rsid="000d849b"/>
    </style:style>
    <style:style style:family="text" style:name="T1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7"><text:span text:style-name="T20">do text</text:span></text:p><text:p text:style-name="P17"><text:span text:style-name="T20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18"><text:text-input text:description="">tool.getCityName()</text:text-input></text:span></text:span><text:span text:style-name="T19">, le </text:span><text:span text:style-name="T19"><text:text-input text:description="">licence_view.format_date()</text:text-input></text:span></text:p>
            <text:p text:style-name="P1">A l'attention d<text:span text:style-name="T12">e </text:span><text:span text:style-name="T17">XXX</text:span></text:p>
            <text:p text:style-name="P2"><text:span text:style-name="T5">Direct</text:span><text:span text:style-name="T4">eur technique</text:span></text:p>
          </table:table-cell>
        </table:table-row>
      </table:table>
      <text:p text:style-name="P5"/>
      <text:p text:style-name="P14"><text:span text:style-name="T10"/></text:p>
      <text:p text:style-name="P3"/>
      <text:p text:style-name="P13"><office:annotation><dc:creator>Gauthier Bastien</dc:creator><dc:date>2011-02-16T16:12:24</dc:date><text:p text:style-name="P17"><text:span text:style-name="T22">do text if len(self.getApplicants()) &gt; 1</text:span></text:p></office:annotation><text:span text:style-name="T11">Demandeurs :</text:span> <text:text-input text:description="Demandeurs">self.getApplicantsSignaletic()</text:text-input></text:p>
      <text:p text:style-name="P13"><office:annotation><dc:creator>Gauthier Bastien</dc:creator><dc:date>2011-02-16T16:13:21</dc:date><text:p text:style-name="P17"><text:span text:style-name="T21">do text if not len(self.getApplicants()) &gt; 1</text:span></text:p></office:annotation><text:span text:style-name="T11">Demandeur :</text:span> <text:text-input text:description="Demandeurs">self.getApplicantsSignaletic()</text:text-input></text:p>
      <text:p text:style-name="P13"><text:span text:style-name="T11">Objet :</text:span> <text:text-input text:description="Objet des travaux">self.getLicenceSubject()</text:text-input></text:p>
      <text:p text:style-name="P13"><text:span text:style-name="T11">Situation :</text:span> <text:text-input text:description="Situation des travaux">self.getWorkLocationSignaletic()</text:text-input></text:p>
      <text:p text:style-name="P15"><text:span text:style-name="T2">Référence cadastrale :</text:span><text:span text:style-name="T3"> </text:span><text:span text:style-name="T3"><text:text-input text:description="Bien-Parcelles">licence_view.get_parcels()</text:text-input></text:span></text:p>
      <text:p text:style-name="P3"/>
      <text:p text:style-name="P12"/>
      <text:p text:style-name="P8"><text:span text:style-name="T10">En date du </text:span><text:span text:style-name="T6"><text:text-input text:description="Date du récépissé">tool.formatDate(self.getLastDeposit().getEventDate())</text:text-input></text:span><text:span text:style-name="T6">, </text:span><text:span text:style-name="T8">un </text:span><text:span text:style-name="T9">permis d'urbanisme D.IV.22. (sous l'autorité du Fonctionnaire délégué)</text:span><text:span text:style-name="T7">, dont objet sous-rubrique, a été </text:span><text:span text:style-name="T9">transmis</text:span><text:span text:style-name="T7"> au service Urbanisme.</text:span></text:p>
      <text:p text:style-name="P9"/>
      <text:p text:style-name="P9">Conformément au <text:span text:style-name="T13">Code du Développement Territorial</text:span>, nous <text:span text:style-name="T16">devons instruire et le dossier et émettre nos remarques</text:span>.</text:p>
      <text:p text:style-name="P9"/>
      <text:p text:style-name="P11">Conformément à la procédure mise en place, nous <text:span text:style-name="T14">te </text:span>demandons d'encoder dans <text:span text:style-name="T15">U</text:span>rban :</text:p>
      <text:p text:style-name="P11">- <text:s/><text:span text:style-name="T14">dans les 3 jours, </text:span>si tu souhaites émettre un avis <text:span text:style-name="T14">ou non</text:span> ;</text:p>
      <text:p text:style-name="P11">- <text:s/><text:span text:style-name="T14">dans les 15 jours à la réception de ce document,</text:span> de remettre ton avis<text:span text:style-name="T14">.</text:span></text:p>
      <text:p text:style-name="P9"/>
      <text:p text:style-name="P9">Le dossier est donc à ta disposition au service Urbanisme afin de réaliser ton analyse voirie et égouttage.</text:p>
      <text:p text:style-name="P9"/>
      <text:p text:style-name="P9">Nous te remercions pour ton attention.</text:p>
      <text:p text:style-name="P10"/>
      <text:p text:style-name="P4"/>
      <text:p text:style-name="P3"/>
      <text:p text:style-name="P3"/>
      <text:p text:style-name="P3"/>
      <text:p text:style-name="P3"/>
      <text:p text:style-name="P6">Le Service Urbanisme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fo:font-weight="normal" officeooo:paragraph-rsid="001c9326" style:font-name="arial" style:font-size-asian="11pt" style:font-size-complex="11pt" style:font-weight-asian="normal" style:font-weight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1pt" fo:font-weight="normal" officeooo:paragraph-rsid="001c9326" style:font-name="arial" style:font-size-asian="11pt" style:font-size-complex="11pt" style:font-weight-asian="normal" style:font-weight-complex="normal" style:text-underline-style="none"/>
    </style:style>
    <style:style style:family="paragraph" style:name="P3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4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officeooo:paragraph-rsid="000d849b" style:font-name="Arial" style:font-size-asian="10.5pt" style:font-size-complex="10.5pt" style:font-weight-asian="normal" style:font-weight-complex="normal"/>
    </style:style>
    <style:style style:family="paragraph" style:name="P5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officeooo:paragraph-rsid="001c9326" style:font-name="Arial" style:font-size-asian="10.5pt" style:font-size-complex="10.5pt" style:font-weight-asian="normal" style:font-weight-complex="normal"/>
    </style:style>
    <style:style style:family="paragraph" style:name="P6" style:parent-style-name="Standard">
      <style:paragraph-properties fo:text-align="end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c9326" style:font-name="Arial" style:font-size-asian="11pt" style:font-size-complex="11pt"/>
    </style:style>
    <style:style style:family="paragraph" style:name="P8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officeooo:paragraph-rsid="000d849b" style:font-name="Arial" style:font-size-asian="10.5pt" style:font-size-complex="10.5pt"/>
    </style:style>
    <style:style style:family="paragraph" style:name="P9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fo:font-weight="normal" officeooo:paragraph-rsid="000d849b" officeooo:rsid="000d849b" style:font-name="Arial" style:font-size-asian="10.5pt" style:font-size-complex="10.5pt" style:font-weight-asian="normal" style:font-weight-complex="normal" style:text-underline-style="none"/>
    </style:style>
    <style:style style:family="paragraph" style:name="P10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fo:font-weight="normal" officeooo:paragraph-rsid="000d849b" style:font-name="Arial" style:font-size-asian="10.5pt" style:font-size-complex="10.5pt" style:font-weight-asian="normal" style:font-weight-complex="normal" style:text-underline-style="none"/>
    </style:style>
    <style:style style:family="paragraph" style:name="P11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fo:font-weight="normal" officeooo:paragraph-rsid="00160855" officeooo:rsid="0014590f" style:font-name="Arial" style:font-size-asian="10.5pt" style:font-size-complex="10.5pt" style:font-weight-asian="normal" style:font-weight-complex="normal" style:text-underline-style="none"/>
    </style:style>
    <style:style style:family="paragraph" style:name="P12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fo:font-weight="normal" officeooo:paragraph-rsid="000d849b" style:font-name="Arial" style:font-size-asian="10.5pt" style:font-size-complex="10.5pt" style:font-weight-asian="normal" style:font-weight-complex="normal"/>
    </style:style>
    <style:style style:family="paragraph" style:name="P13" style:parent-style-name="UrbanBody">
      <style:text-properties fo:font-size="10.5pt" style:font-name="Arial" style:font-size-asian="10.5pt" style:font-size-complex="10.5pt"/>
    </style:style>
    <style:style style:family="paragraph" style:name="P14" style:parent-style-name="UrbanBody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9pt" style:font-name="Arial" style:font-size-asian="9pt" style:font-size-complex="9pt"/>
    </style:style>
    <style:style style:family="paragraph" style:name="P15" style:parent-style-name="UrbanBody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pt" fo:font-weight="normal" officeooo:paragraph-rsid="00107f13" style:font-name="Arial" style:font-size-asian="10pt" style:font-size-complex="10pt" style:font-weight-asian="normal" style:font-weight-complex="normal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c9326" style:font-name="Arial" style:font-size-asian="10pt" style:font-size-complex="10pt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officeooo:rsid="000d849b" style:font-name-complex="Arial" style:font-style-asian="normal" style:font-style-complex="normal"/>
    </style:style>
    <style:style style:family="text" style:name="T5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6">
      <style:text-properties fo:font-weight="normal" style:font-weight-asian="normal" style:font-weight-complex="normal" style:text-underline-style="none"/>
    </style:style>
    <style:style style:family="text" style:name="T7">
      <style:text-properties fo:font-weight="normal" officeooo:rsid="000d849b" style:font-weight-asian="normal" style:font-weight-complex="normal" style:text-underline-style="none"/>
    </style:style>
    <style:style style:family="text" style:name="T8">
      <style:text-properties fo:font-weight="normal" officeooo:rsid="00129035" style:font-weight-asian="normal" style:font-weight-complex="normal" style:text-underline-style="none"/>
    </style:style>
    <style:style style:family="text" style:name="T9">
      <style:text-properties fo:font-weight="normal" officeooo:rsid="001956d3" style:font-weight-asian="normal" style:font-weight-complex="normal" style:text-underline-style="none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font-weight="bold" style:font-weight-asian="bold" style:font-weight-complex="bold"/>
    </style:style>
    <style:style style:family="text" style:name="T12">
      <style:text-properties officeooo:rsid="000d849b"/>
    </style:style>
    <style:style style:family="text" style:name="T13">
      <style:text-properties officeooo:rsid="001033a3"/>
    </style:style>
    <style:style style:family="text" style:name="T14">
      <style:text-properties officeooo:rsid="00163b3e"/>
    </style:style>
    <style:style style:family="text" style:name="T15">
      <style:text-properties officeooo:rsid="00179f4d"/>
    </style:style>
    <style:style style:family="text" style:name="T16">
      <style:text-properties officeooo:rsid="001956d3"/>
    </style:style>
    <style:style style:family="text" style:name="T17">
      <style:text-properties fo:background-color="#ffff00" fo:color="#800000" loext:char-shading-value="0" officeooo:rsid="000d849b"/>
    </style:style>
    <style:style style:family="text" style:name="T1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7"><text:span text:style-name="T20">do text</text:span></text:p><text:p text:style-name="P17"><text:span text:style-name="T20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18"><text:text-input text:description="">tool.getCityName()</text:text-input></text:span></text:span><text:span text:style-name="T19">, le </text:span><text:span text:style-name="T19"><text:text-input text:description="">licence_view.format_date()</text:text-input></text:span></text:p>
            <text:p text:style-name="P1">A l'attention d<text:span text:style-name="T12">e </text:span><text:span text:style-name="T17">XXX</text:span></text:p>
            <text:p text:style-name="P2"><text:span text:style-name="T5">Direct</text:span><text:span text:style-name="T4">eur technique</text:span></text:p>
          </table:table-cell>
        </table:table-row>
      </table:table>
      <text:p text:style-name="P5"/>
      <text:p text:style-name="P14"><text:span text:style-name="T10"/></text:p>
      <text:p text:style-name="P3"/>
      <text:p text:style-name="P13"><office:annotation><dc:creator>Gauthier Bastien</dc:creator><dc:date>2011-02-16T16:12:24</dc:date><text:p text:style-name="P17"><text:span text:style-name="T22">do text if len(self.getApplicants()) &gt; 1</text:span></text:p></office:annotation><text:span text:style-name="T11">Demandeurs :</text:span> <text:text-input text:description="Demandeurs">self.getApplicantsSignaletic()</text:text-input></text:p>
      <text:p text:style-name="P13"><office:annotation><dc:creator>Gauthier Bastien</dc:creator><dc:date>2011-02-16T16:13:21</dc:date><text:p text:style-name="P17"><text:span text:style-name="T21">do text if not len(self.getApplicants()) &gt; 1</text:span></text:p></office:annotation><text:span text:style-name="T11">Demandeur :</text:span> <text:text-input text:description="Demandeurs">self.getApplicantsSignaletic()</text:text-input></text:p>
      <text:p text:style-name="P13"><text:span text:style-name="T11">Objet :</text:span> <text:text-input text:description="Objet des travaux">self.getLicenceSubject()</text:text-input></text:p>
      <text:p text:style-name="P13"><text:span text:style-name="T11">Situation :</text:span> <text:text-input text:description="Situation des travaux">self.getWorkLocationSignaletic()</text:text-input></text:p>
      <text:p text:style-name="P15"><text:span text:style-name="T2">Référence cadastrale :</text:span><text:span text:style-name="T3"> </text:span><text:span text:style-name="T3"><text:text-input text:description="Bien-Parcelles">licence_view.get_parcels()</text:text-input></text:span></text:p>
      <text:p text:style-name="P3"/>
      <text:p text:style-name="P12"/>
      <text:p text:style-name="P8"><text:span text:style-name="T10">En date du </text:span><text:span text:style-name="T6"><text:text-input text:description="Date du récépissé">tool.formatDate(self.getLastDeposit().getEventDate())</text:text-input></text:span><text:span text:style-name="T6">, </text:span><text:span text:style-name="T8">un </text:span><text:span text:style-name="T9">permis d'urbanisme D.IV.22. (sous l'autorité du Fonctionnaire délégué)</text:span><text:span text:style-name="T7">, dont objet sous-rubrique, a été </text:span><text:span text:style-name="T9">transmis</text:span><text:span text:style-name="T7"> au service Urbanisme.</text:span></text:p>
      <text:p text:style-name="P9"/>
      <text:p text:style-name="P9">Conformément au <text:span text:style-name="T13">Code du Développement Territorial</text:span>, nous <text:span text:style-name="T16">devons instruire et le dossier et émettre nos remarques</text:span>.</text:p>
      <text:p text:style-name="P9"/>
      <text:p text:style-name="P11">Conformément à la procédure mise en place, nous <text:span text:style-name="T14">te </text:span>demandons d'encoder dans <text:span text:style-name="T15">U</text:span>rban :</text:p>
      <text:p text:style-name="P11">- <text:s/><text:span text:style-name="T14">dans les 3 jours, </text:span>si tu souhaites émettre un avis <text:span text:style-name="T14">ou non</text:span> ;</text:p>
      <text:p text:style-name="P11">- <text:s/><text:span text:style-name="T14">dans les 15 jours à la réception de ce document,</text:span> de remettre ton avis<text:span text:style-name="T14">.</text:span></text:p>
      <text:p text:style-name="P9"/>
      <text:p text:style-name="P9">Le dossier est donc à ta disposition au service Urbanisme afin de réaliser ton analyse voirie et égouttage.</text:p>
      <text:p text:style-name="P9"/>
      <text:p text:style-name="P9">Nous te remercions pour ton attention.</text:p>
      <text:p text:style-name="P10"/>
      <text:p text:style-name="P4"/>
      <text:p text:style-name="P3"/>
      <text:p text:style-name="P3"/>
      <text:p text:style-name="P3"/>
      <text:p text:style-name="P3"/>
      <text:p text:style-name="P6">Le Service Urbanisme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fo:font-weight="normal" officeooo:paragraph-rsid="001c9326" style:font-name="arial" style:font-size-asian="11pt" style:font-size-complex="11pt" style:font-weight-asian="normal" style:font-weight-complex="normal" style:text-underline-style="none"/>
    </style:style>
    <style:style style:family="paragraph" style:name="P2" style:parent-style-name="Frame_20_contents">
      <style:paragraph-properties fo:text-align="start" style:justify-single-word="false"/>
      <style:text-properties fo:font-size="11pt" fo:font-weight="normal" officeooo:paragraph-rsid="001c9326" style:font-name="arial" style:font-size-asian="11pt" style:font-size-complex="11pt" style:font-weight-asian="normal" style:font-weight-complex="normal" style:text-underline-style="none"/>
    </style:style>
    <style:style style:family="paragraph" style:name="P3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4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officeooo:paragraph-rsid="000d849b" style:font-name="Arial" style:font-size-asian="10.5pt" style:font-size-complex="10.5pt" style:font-weight-asian="normal" style:font-weight-complex="normal"/>
    </style:style>
    <style:style style:family="paragraph" style:name="P5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officeooo:paragraph-rsid="001c9326" style:font-name="Arial" style:font-size-asian="10.5pt" style:font-size-complex="10.5pt" style:font-weight-asian="normal" style:font-weight-complex="normal"/>
    </style:style>
    <style:style style:family="paragraph" style:name="P6" style:parent-style-name="Standard">
      <style:paragraph-properties fo:text-align="end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c9326" style:font-name="Arial" style:font-size-asian="11pt" style:font-size-complex="11pt"/>
    </style:style>
    <style:style style:family="paragraph" style:name="P8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officeooo:paragraph-rsid="000d849b" style:font-name="Arial" style:font-size-asian="10.5pt" style:font-size-complex="10.5pt"/>
    </style:style>
    <style:style style:family="paragraph" style:name="P9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fo:font-weight="normal" officeooo:paragraph-rsid="000d849b" officeooo:rsid="000d849b" style:font-name="Arial" style:font-size-asian="10.5pt" style:font-size-complex="10.5pt" style:font-weight-asian="normal" style:font-weight-complex="normal" style:text-underline-style="none"/>
    </style:style>
    <style:style style:family="paragraph" style:name="P10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fo:font-weight="normal" officeooo:paragraph-rsid="000d849b" style:font-name="Arial" style:font-size-asian="10.5pt" style:font-size-complex="10.5pt" style:font-weight-asian="normal" style:font-weight-complex="normal" style:text-underline-style="none"/>
    </style:style>
    <style:style style:family="paragraph" style:name="P11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fo:font-weight="normal" officeooo:paragraph-rsid="00160855" officeooo:rsid="0014590f" style:font-name="Arial" style:font-size-asian="10.5pt" style:font-size-complex="10.5pt" style:font-weight-asian="normal" style:font-weight-complex="normal" style:text-underline-style="none"/>
    </style:style>
    <style:style style:family="paragraph" style:name="P12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fo:font-size="10.5pt" fo:font-weight="normal" officeooo:paragraph-rsid="000d849b" style:font-name="Arial" style:font-size-asian="10.5pt" style:font-size-complex="10.5pt" style:font-weight-asian="normal" style:font-weight-complex="normal"/>
    </style:style>
    <style:style style:family="paragraph" style:name="P13" style:parent-style-name="UrbanBody">
      <style:text-properties fo:font-size="10.5pt" style:font-name="Arial" style:font-size-asian="10.5pt" style:font-size-complex="10.5pt"/>
    </style:style>
    <style:style style:family="paragraph" style:name="P14" style:parent-style-name="UrbanBody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9pt" style:font-name="Arial" style:font-size-asian="9pt" style:font-size-complex="9pt"/>
    </style:style>
    <style:style style:family="paragraph" style:name="P15" style:parent-style-name="UrbanBody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pt" fo:font-weight="normal" officeooo:paragraph-rsid="00107f13" style:font-name="Arial" style:font-size-asian="10pt" style:font-size-complex="10pt" style:font-weight-asian="normal" style:font-weight-complex="normal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c9326" style:font-name="Arial" style:font-size-asian="10pt" style:font-size-complex="10pt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officeooo:rsid="000d849b" style:font-name-complex="Arial" style:font-style-asian="normal" style:font-style-complex="normal"/>
    </style:style>
    <style:style style:family="text" style:name="T5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6">
      <style:text-properties fo:font-weight="normal" style:font-weight-asian="normal" style:font-weight-complex="normal" style:text-underline-style="none"/>
    </style:style>
    <style:style style:family="text" style:name="T7">
      <style:text-properties fo:font-weight="normal" officeooo:rsid="000d849b" style:font-weight-asian="normal" style:font-weight-complex="normal" style:text-underline-style="none"/>
    </style:style>
    <style:style style:family="text" style:name="T8">
      <style:text-properties fo:font-weight="normal" officeooo:rsid="00129035" style:font-weight-asian="normal" style:font-weight-complex="normal" style:text-underline-style="none"/>
    </style:style>
    <style:style style:family="text" style:name="T9">
      <style:text-properties fo:font-weight="normal" officeooo:rsid="001956d3" style:font-weight-asian="normal" style:font-weight-complex="normal" style:text-underline-style="none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font-weight="bold" style:font-weight-asian="bold" style:font-weight-complex="bold"/>
    </style:style>
    <style:style style:family="text" style:name="T12">
      <style:text-properties officeooo:rsid="000d849b"/>
    </style:style>
    <style:style style:family="text" style:name="T13">
      <style:text-properties officeooo:rsid="001033a3"/>
    </style:style>
    <style:style style:family="text" style:name="T14">
      <style:text-properties officeooo:rsid="00163b3e"/>
    </style:style>
    <style:style style:family="text" style:name="T15">
      <style:text-properties officeooo:rsid="00179f4d"/>
    </style:style>
    <style:style style:family="text" style:name="T16">
      <style:text-properties officeooo:rsid="001956d3"/>
    </style:style>
    <style:style style:family="text" style:name="T17">
      <style:text-properties fo:background-color="#ffff00" fo:color="#800000" loext:char-shading-value="0" officeooo:rsid="000d849b"/>
    </style:style>
    <style:style style:family="text" style:name="T1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7"><text:span text:style-name="T20">do text</text:span></text:p><text:p text:style-name="P17"><text:span text:style-name="T20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18"><text:text-input text:description="">tool.getCityName()</text:text-input></text:span></text:span><text:span text:style-name="T19">, le </text:span><text:span text:style-name="T19"><text:text-input text:description="">licence_view.format_date()</text:text-input></text:span></text:p>
            <text:p text:style-name="P1">A l'attention d<text:span text:style-name="T12">e </text:span><text:span text:style-name="T17">XXX</text:span></text:p>
            <text:p text:style-name="P2"><text:span text:style-name="T5">Direct</text:span><text:span text:style-name="T4">eur technique</text:span></text:p>
          </table:table-cell>
        </table:table-row>
      </table:table>
      <text:p text:style-name="P5"/>
      <text:p text:style-name="P14"><text:span text:style-name="T10"/></text:p>
      <text:p text:style-name="P3"/>
      <text:p text:style-name="P13"><office:annotation><dc:creator>Gauthier Bastien</dc:creator><dc:date>2011-02-16T16:12:24</dc:date><text:p text:style-name="P17"><text:span text:style-name="T22">do text if len(self.getApplicants()) &gt; 1</text:span></text:p></office:annotation><text:span text:style-name="T11">Demandeurs :</text:span> <text:text-input text:description="Demandeurs">self.getApplicantsSignaletic()</text:text-input></text:p>
      <text:p text:style-name="P13"><office:annotation><dc:creator>Gauthier Bastien</dc:creator><dc:date>2011-02-16T16:13:21</dc:date><text:p text:style-name="P17"><text:span text:style-name="T21">do text if not len(self.getApplicants()) &gt; 1</text:span></text:p></office:annotation><text:span text:style-name="T11">Demandeur :</text:span> <text:text-input text:description="Demandeurs">self.getApplicantsSignaletic()</text:text-input></text:p>
      <text:p text:style-name="P13"><text:span text:style-name="T11">Objet :</text:span> <text:text-input text:description="Objet des travaux">self.getLicenceSubject()</text:text-input></text:p>
      <text:p text:style-name="P13"><text:span text:style-name="T11">Situation :</text:span> <text:text-input text:description="Situation des travaux">self.getWorkLocationSignaletic()</text:text-input></text:p>
      <text:p text:style-name="P15"><text:span text:style-name="T2">Référence cadastrale :</text:span><text:span text:style-name="T3"> </text:span><text:span text:style-name="T3"><text:text-input text:description="Bien-Parcelles">licence_view.get_parcels()</text:text-input></text:span></text:p>
      <text:p text:style-name="P3"/>
      <text:p text:style-name="P12"/>
      <text:p text:style-name="P8"><text:span text:style-name="T10">En date du </text:span><text:span text:style-name="T6"><text:text-input text:description="Date du récépissé">tool.formatDate(self.getLastDeposit().getEventDate())</text:text-input></text:span><text:span text:style-name="T6">, </text:span><text:span text:style-name="T8">un </text:span><text:span text:style-name="T9">permis d'urbanisme D.IV.22. (sous l'autorité du Fonctionnaire délégué)</text:span><text:span text:style-name="T7">, dont objet sous-rubrique, a été </text:span><text:span text:style-name="T9">transmis</text:span><text:span text:style-name="T7"> au service Urbanisme.</text:span></text:p>
      <text:p text:style-name="P9"/>
      <text:p text:style-name="P9">Conformément au <text:span text:style-name="T13">Code du Développement Territorial</text:span>, nous <text:span text:style-name="T16">devons instruire et le dossier et émettre nos remarques</text:span>.</text:p>
      <text:p text:style-name="P9"/>
      <text:p text:style-name="P11">Conformément à la procédure mise en place, nous <text:span text:style-name="T14">te </text:span>demandons d'encoder dans <text:span text:style-name="T15">U</text:span>rban :</text:p>
      <text:p text:style-name="P11">- <text:s/><text:span text:style-name="T14">dans les 3 jours, </text:span>si tu souhaites émettre un avis <text:span text:style-name="T14">ou non</text:span> ;</text:p>
      <text:p text:style-name="P11">- <text:s/><text:span text:style-name="T14">dans les 15 jours à la réception de ce document,</text:span> de remettre ton avis<text:span text:style-name="T14">.</text:span></text:p>
      <text:p text:style-name="P9"/>
      <text:p text:style-name="P9">Le dossier est donc à ta disposition au service Urbanisme afin de réaliser ton analyse voirie et égouttage.</text:p>
      <text:p text:style-name="P9"/>
      <text:p text:style-name="P9">Nous te remercions pour ton attention.</text:p>
      <text:p text:style-name="P10"/>
      <text:p text:style-name="P4"/>
      <text:p text:style-name="P3"/>
      <text:p text:style-name="P3"/>
      <text:p text:style-name="P3"/>
      <text:p text:style-name="P3"/>
      <text:p text:style-name="P6">Le Service Urbanis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44:39.432568693</dc:date>
    <dc:language>fr-FR</dc:language>
    <meta:editing-cycles>92</meta:editing-cycles>
    <meta:editing-duration>P1DT8H5M11S</meta:editing-duration>
    <meta:print-date>2015-10-06T15:39:03.376000000</meta:print-date>
    <meta:document-statistic meta:table-count="1" meta:image-count="0" meta:object-count="0" meta:page-count="1" meta:paragraph-count="17" meta:word-count="154" meta:character-count="1034" meta:non-whitespace-character-count="913"/>
    <meta:user-defined meta:name="Info 1"/>
    <meta:user-defined meta:name="Info 2"/>
    <meta:user-defined meta:name="Info 3"/>
    <meta:user-defined meta:name="Info 4"/>
  </office:meta>
</office:document-meta>
</file>